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2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width="0.051cm" draw:marker-start-width="0.049cm" draw:marker-end-width="0.04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086cm" fo:min-width="4.437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086cm" fo:min-width="5.142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087cm" fo:min-width="5.141cm" fo:padding-top="0.201cm" fo:padding-bottom="0.201cm" fo:padding-left="0.326cm" fo:padding-right="0.326cm"/>
    </style:style>
    <style:style style:name="gr7" style:family="graphic" style:parent-style-name="standard">
      <style:graphic-properties draw:stroke="solid" svg:stroke-width="0.051cm" draw:marker-start-width="0.152cm" draw:marker-end="Arrow" draw:marker-end-width="0.305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509cm" fo:min-width="1.008cm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width="0.152cm" svg:stroke-color="#000000" draw:fill="none" draw:fill-color="#ffffff" fo:min-height="5.115cm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Arrow" draw:marker-end-width="0.3cm" svg:stroke-opacity="85%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9.2999992370605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Impact" style:font-family-generic="swiss" style:font-pitch="variable" fo:font-style="italic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tyle="italic"/>
    </style:style>
    <style:style style:name="T2" style:family="text">
      <style:text-properties fo:font-family="Impact" style:font-family-generic="swiss" style:font-pitch="variable" fo:font-style="italic"/>
    </style:style>
    <style:style style:name="T3" style:family="text">
      <style:text-properties fo:font-family="Impact" style:font-family-generic="swiss" style:font-pitch="variable" fo:font-size="14pt" fo:font-style="italic"/>
    </style:style>
    <style:style style:name="T4" style:family="text">
      <style:text-properties fo:font-family="Impact" style:font-family-generic="swiss" style:font-pitch="variable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controls" svg:width="7.54cm" svg:height="8.169cm" svg:x="9.099cm" svg:y="2.57cm">
          <text:p text:style-name="P3"/>
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</draw:custom-shape>
        <draw:custom-shape draw:style-name="gr2" draw:text-style-name="P1" draw:id="id1" draw:layer="layout" svg:width="7.843cm" svg:height="6.402cm" svg:x="8.836cm" svg:y="2.238cm">
          <text:p text:style-name="P3"/>
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</draw:custom-shape>
        <draw:rect draw:style-name="gr3" draw:text-style-name="P1" draw:id="id2" draw:layer="layout" svg:width="7.469cm" svg:height="4.48cm" svg:x="4.318cm" svg:y="12.361cm">
          <text:p text:style-name="P3"/>
        </draw:rect>
        <draw:rect draw:style-name="gr3" draw:text-style-name="P1" draw:id="id3" draw:layer="layout" svg:width="7.469cm" svg:height="4.48cm" svg:x="13.486cm" svg:y="12.246cm">
          <text:p text:style-name="P3"/>
        </draw:rect>
        <draw:frame draw:style-name="gr4" draw:text-style-name="P2" draw:layer="layout" svg:width="5.559cm" svg:height="1.953cm" svg:x="9.971cm" svg:y="4.592cm">
          <draw:text-box>
            <text:p text:style-name="P2"><text:s text:c="5"/>TreeMap</text:p>
            <text:p text:style-name="P2"><text:span text:style-name="T1">x1 = 1248 bytes</text:span></text:p>
          </draw:text-box>
        </draw:frame>
        <draw:frame draw:style-name="gr5" draw:text-style-name="P2" draw:layer="layout" svg:width="6.318cm" svg:height="1.953cm" svg:x="4.963cm" svg:y="13.524cm">
          <draw:text-box>
            <text:p text:style-name="P2"><text:s text:c="8"/>Double</text:p>
            <text:p text:style-name="P2"><text:span text:style-name="T1">x100 = 2400 bytes</text:span></text:p>
          </draw:text-box>
        </draw:frame>
        <draw:frame draw:style-name="gr6" draw:text-style-name="P2" draw:layer="layout" svg:width="6.318cm" svg:height="1.953cm" svg:x="13.987cm" svg:y="13.408cm">
          <draw:text-box>
            <text:p text:style-name="P2"><text:s text:c="8"/>Double</text:p>
            <text:p text:style-name="P2"><text:span text:style-name="T1">x100 = 2400 bytes</text:span></text:p>
          </draw:text-box>
        </draw:frame>
        <draw:connector draw:style-name="gr7" draw:text-style-name="P1" draw:layer="layout" draw:type="line" svg:x1="12.757cm" svg:y1="8.64cm" svg:x2="8.052cm" svg:y2="12.361cm" draw:start-shape="id1" draw:start-glue-point="7" draw:end-shape="id2" draw:end-glue-point="0">
          <text:p text:style-name="P3"/>
        </draw:connector>
        <draw:connector draw:style-name="gr7" draw:text-style-name="P1" draw:layer="layout" draw:type="line" svg:x1="12.757cm" svg:y1="8.64cm" svg:x2="17.22cm" svg:y2="12.246cm" draw:start-shape="id1" draw:start-glue-point="7" draw:end-shape="id3" draw:end-glue-point="0">
          <text:p text:style-name="P3"/>
        </draw:connector>
        <draw:frame draw:style-name="gr8" draw:text-style-name="P2" draw:layer="layout" svg:width="1.844cm" svg:height="1.195cm" svg:x="15.333cm" svg:y="9.947cm">
          <draw:text-box>
            <text:p text:style-name="P2">100</text:p>
          </draw:text-box>
        </draw:frame>
        <draw:frame draw:style-name="gr8" draw:text-style-name="P2" draw:layer="layout" svg:width="1.844cm" svg:height="1.195cm" svg:x="8.214cm" svg:y="9.888cm">
          <draw:text-box>
            <text:p text:style-name="P2">100</text:p>
          </draw:text-box>
        </draw:frame>
        <draw:frame draw:style-name="gr9" draw:text-style-name="P3" draw:layer="layout" svg:width="9.08cm" svg:height="7.238cm" svg:x="13.97cm" svg:y="2.287cm">
          <draw:text-box>
            <text:p text:style-name="P3"/>
          </draw:text-box>
        </draw:frame>
        <draw:frame draw:style-name="gr10" draw:text-style-name="P4" draw:layer="layout" svg:width="3.859cm" svg:height="1.026cm" svg:x="19.001cm" svg:y="7.62cm">
          <draw:text-box>
            <text:p text:style-name="P3"><text:span text:style-name="T2"><text:s text:c="3"/></text:span><text:span text:style-name="T3">average fanout</text:span></text:p>
          </draw:text-box>
        </draw:frame>
        <draw:frame draw:style-name="gr10" draw:text-style-name="P4" draw:layer="layout" svg:width="2.843cm" svg:height="1.026cm" svg:x="22.557cm" svg:y="10.795cm">
          <draw:text-box>
            <text:p text:style-name="P3"><text:span text:style-name="T4"><text:s text:c="3"/></text:span><text:span text:style-name="T4">ent</text:span><text:span text:style-name="T2">ities</text:span></text:p>
          </draw:text-box>
        </draw:frame>
        <draw:line draw:style-name="gr11" draw:text-style-name="P1" draw:layer="layout" svg:x1="23.495cm" svg:y1="12.065cm" svg:x2="20.955cm" svg:y2="13.97cm">
          <text:p text:style-name="P3"/>
        </draw:line>
        <draw:line draw:style-name="gr12" draw:text-style-name="P1" draw:layer="layout" svg:x1="6.985cm" svg:y1="5.715cm" svg:x2="9.525cm" svg:y2="6.35cm">
          <text:p text:style-name="P3"/>
        </draw:line>
        <draw:line draw:style-name="gr12" draw:text-style-name="P1" draw:layer="layout" svg:x1="20.955cm" svg:y1="8.89cm" svg:x2="17.145cm" svg:y2="10.16cm">
          <text:p text:style-name="P3"/>
        </draw:line>
        <draw:frame draw:style-name="gr10" draw:text-style-name="P4" draw:layer="layout" svg:width="4.181cm" svg:height="1.801cm" svg:x="2.804cm" svg:y="4.445cm">
          <draw:text-box>
            <text:p text:style-name="P3"><text:span text:style-name="T4"><text:s text:c="3"/></text:span><text:span text:style-name="T4">collection</text:span></text:p>
            <text:p text:style-name="P3"><text:span text:style-name="T4">infrastructure</text:span></text:p>
          </draw:text-box>
        </draw:frame>
        <draw:frame draw:style-name="gr10" draw:text-style-name="P4" draw:layer="layout" svg:width="3.216cm" svg:height="1.026cm" svg:x="5.031cm" svg:y="18.024cm">
          <draw:text-box>
            <text:p text:style-name="P3"><text:span text:style-name="T2"><text:s text:c="2"/></text:span><text:span text:style-name="T3"><text:s/></text:span><text:span text:style-name="T3">entity count</text:span></text:p>
          </draw:text-box>
        </draw:frame>
        <draw:line draw:style-name="gr12" draw:text-style-name="P1" draw:layer="layout" svg:x1="6.35cm" svg:y1="17.78cm" svg:x2="6.35cm" svg:y2="15.24cm">
          <text:p text:style-name="P3"/>
        </draw:line>
        <draw:frame draw:style-name="gr10" draw:text-style-name="P4" draw:layer="layout" svg:width="4.126cm" svg:height="1.026cm" svg:x="16.461cm" svg:y="17.78cm">
          <draw:text-box>
            <text:p text:style-name="P3"><text:span text:style-name="T2"><text:s text:c="2"/></text:span><text:span text:style-name="T3"><text:s/></text:span><text:span text:style-name="T3">bytes consumed</text:span></text:p>
          </draw:text-box>
        </draw:frame>
        <draw:line draw:style-name="gr12" draw:text-style-name="P1" draw:layer="layout" svg:x1="18.415cm" svg:y1="17.78cm" svg:x2="17.145cm" svg:y2="15.24cm">
          <text:p text:style-name="P3"/>
        </draw:line>
        <presentation:notes draw:style-name="dp2">
          <office:forms form:automatic-focus="false" form:apply-design-mode="false"/>
          <draw:page-thumbnail draw:style-name="gr13" draw:layer="layout" svg:width="8.094cm" svg:height="10.476cm" svg:x="6.747cm" svg:y="2.123cm" draw:page-number="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4-01T13:13:31</meta:creation-date>
    <dc:date>2009-04-01T13:27:24</dc:date>
    <dc:language>en-US</dc:language>
    <meta:editing-cycles>5</meta:editing-cycles>
    <meta:editing-duration>PT13M53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